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3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4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5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6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7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8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9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 fo:margin-bottom="0.0416in" fo:line-height="90%"/>
    </style:style>
    <style:style style:name="T5" style:parent-style-name="DefaultParagraphFont" style:family="text">
      <style:text-properties style:font-name-complex="Calibri" fo:color="#FFFFFF" style:letter-kerning="true" fo:font-size="5.5pt" style:font-size-asian="5.5pt" style:font-size-complex="5.5pt"/>
    </style:style>
    <style:style style:name="P6" style:parent-style-name="Normal" style:family="paragraph">
      <style:paragraph-properties fo:margin-bottom="0.0277in" fo:line-height="90%"/>
    </style:style>
    <style:style style:name="T7" style:parent-style-name="DefaultParagraphFont" style:family="text">
      <style:text-properties style:font-name-complex="Calibri" fo:color="#000000" style:letter-kerning="true" fo:font-size="12pt" style:font-size-asian="12pt" style:font-size-complex="12pt" fo:language="de" fo:country="DE"/>
    </style:style>
    <style:style style:name="P8" style:parent-style-name="Normal" style:family="paragraph">
      <style:paragraph-properties fo:margin-bottom="0.0277in" fo:line-height="90%"/>
    </style:style>
    <style:style style:name="T9" style:parent-style-name="DefaultParagraphFont" style:family="text">
      <style:text-properties style:font-name-complex="Calibri" fo:color="#000000" style:letter-kerning="true" fo:font-size="12pt" style:font-size-asian="12pt" style:font-size-complex="12pt" fo:language="de" fo:country="DE"/>
    </style:style>
    <style:style style:name="P10" style:parent-style-name="Normal" style:family="paragraph">
      <style:paragraph-properties fo:text-align="center" fo:margin-bottom="0.0416in" fo:line-height="90%"/>
    </style:style>
    <style:style style:name="T11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12" style:parent-style-name="Normal" style:family="paragraph">
      <style:paragraph-properties fo:margin-bottom="0.0277in" fo:line-height="90%"/>
    </style:style>
    <style:style style:name="T13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4" style:parent-style-name="Normal" style:family="paragraph">
      <style:paragraph-properties fo:text-align="center" fo:margin-bottom="0.0416in" fo:line-height="90%"/>
    </style:style>
    <style:style style:name="T15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16" style:parent-style-name="Normal" style:family="paragraph">
      <style:paragraph-properties fo:margin-bottom="0.0277in" fo:line-height="90%"/>
    </style:style>
    <style:style style:name="T17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8" style:parent-style-name="Normal" style:family="paragraph">
      <style:paragraph-properties fo:text-align="center" fo:margin-bottom="0.0416in" fo:line-height="90%"/>
    </style:style>
    <style:style style:name="T19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20" style:parent-style-name="Normal" style:family="paragraph">
      <style:paragraph-properties fo:margin-bottom="0.0277in" fo:line-height="90%"/>
    </style:style>
    <style:style style:name="T21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22" style:parent-style-name="Normal" style:family="paragraph">
      <style:paragraph-properties fo:text-align="center" fo:margin-bottom="0.0416in" fo:line-height="90%"/>
    </style:style>
    <style:style style:name="T23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24" style:parent-style-name="Normal" style:family="paragraph">
      <style:paragraph-properties fo:margin-bottom="0.0277in" fo:line-height="90%"/>
    </style:style>
    <style:style style:name="T25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T26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27" style:parent-style-name="Normal" style:family="paragraph">
      <style:paragraph-properties fo:text-align="center" fo:margin-bottom="0.0416in" fo:line-height="90%"/>
    </style:style>
    <style:style style:name="T28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29" style:parent-style-name="Normal" style:family="paragraph">
      <style:paragraph-properties fo:margin-bottom="0.0277in" fo:line-height="90%"/>
    </style:style>
    <style:style style:name="T30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31" style:parent-style-name="Normal" style:family="paragraph">
      <style:paragraph-properties fo:text-align="center" fo:margin-bottom="0.0416in" fo:line-height="90%"/>
    </style:style>
    <style:style style:name="T32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33" style:parent-style-name="Normal" style:family="paragraph">
      <style:paragraph-properties fo:margin-bottom="0.0277in" fo:line-height="90%"/>
    </style:style>
    <style:style style:name="T34" style:parent-style-name="DefaultParagraphFont" style:family="text">
      <style:text-properties style:font-name-complex="Calibri" fo:color="#000000" style:letter-kerning="true" fo:font-size="12pt" style:font-size-asian="12pt" style:font-size-complex="12pt" fo:language="de" fo:country="DE"/>
    </style:style>
    <style:style style:name="P35" style:parent-style-name="Normal" style:family="paragraph">
      <style:paragraph-properties fo:text-align="center" fo:margin-bottom="0.0416in" fo:line-height="90%"/>
    </style:style>
    <style:style style:name="T36" style:parent-style-name="DefaultParagraphFont" style:family="text">
      <style:text-properties style:font-name-complex="Calibri" fo:color="#FFFFFF" style:letter-kerning="true" fo:font-size="5.5pt" style:font-size-asian="5.5pt" style:font-size-complex="5.5pt" fo:language="de" fo:country="DE"/>
    </style:style>
    <style:style style:name="P37" style:parent-style-name="Normal" style:family="paragraph">
      <style:paragraph-properties fo:margin-bottom="0.0277in" fo:line-height="90%"/>
    </style:style>
    <style:style style:name="T38" style:parent-style-name="DefaultParagraphFont" style:family="text">
      <style:text-properties style:font-name-complex="Calibri" fo:color="#000000" style:letter-kerning="true" fo:font-size="12pt" style:font-size-asian="12pt" style:font-size-complex="12pt" fo:language="de" fo:country="DE"/>
    </style:style>
    <style:style style:family="graphic" style:name="a10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/>
    </style:style>
    <style:style style:family="graphic" style:name="a0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2706in" fo:padding-bottom="0.2706in" fo:padding-left="0.00417in" fo:padding-right="0.00417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3249in" fo:padding-bottom="0.03249in" fo:padding-left="0.09333in" fo:padding-right="0.03249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g draw:name="Diagram 1" draw:id="id16" draw:style-name="a16" text:anchor-type="as-char"><svg:title/><svg:desc/><draw:custom-shape svg:x="0in" svg:y="0in" svg:width="0.53287in" svg:height="0.76125in" draw:id="id0" draw:style-name="a0" draw:name="Freeform: Shape 2"><svg:title/><svg:desc/><text:p text:style-name="P4"><text:span text:style-name="T5">START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78in" svg:y="0in" svg:width="6.48852in" svg:height="0.6443in" draw:id="id1" draw:style-name="a1" draw:name="Freeform: Shape 3"><svg:title/><svg:desc/><text:list text:style-name="LFO1" text:continue-numbering="true"><text:list-item><text:list><text:list-item><text:p text:style-name="P6"><text:span text:style-name="T7">Import Libraries</text:span></text:p></text:list-item></text:list></text:list-item></text:list><text:list text:style-name="LFO2" text:continue-numbering="true"><text:list-item><text:list><text:list-item><text:p text:style-name="P8"><text:span text:style-name="T9">pandas,matplot and numpy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0.71271in" svg:width="0.53287in" svg:height="0.76125in" draw:id="id2" draw:style-name="a2" draw:name="Freeform: Shape 4"><svg:title/><svg:desc/><text:p text:style-name="P10"><text:span text:style-name="T11">SOURCE DATA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0.68058in" svg:width="6.48852in" svg:height="0.49481in" draw:id="id3" draw:style-name="a3" draw:name="Freeform: Shape 5"><svg:title/><svg:desc/><text:list text:style-name="LFO3" text:continue-numbering="true"><text:list-item><text:list><text:list-item><text:p text:style-name="P12"><text:span text:style-name="T13">Import Raw data 1 and Raw data 2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1.35198in" svg:width="0.53287in" svg:height="0.76125in" draw:id="id4" draw:style-name="a4" draw:name="Freeform: Shape 6"><svg:title/><svg:desc/><text:p text:style-name="P14"><text:span text:style-name="T15">MERGE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1.36116in" svg:width="6.48852in" svg:height="0.49481in" draw:id="id5" draw:style-name="a5" draw:name="Freeform: Shape 7"><svg:title/><svg:desc/><text:list text:style-name="LFO4" text:continue-numbering="true"><text:list-item><text:list><text:list-item><text:p text:style-name="P16"><text:span text:style-name="T17">Merge Source data 1 and Source data 2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2.04173in" svg:width="0.53287in" svg:height="0.76125in" draw:id="id6" draw:style-name="a6" draw:name="Freeform: Shape 8"><svg:title/><svg:desc/><text:p text:style-name="P18"><text:span text:style-name="T19">DUPLICATES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2.04173in" svg:width="6.48852in" svg:height="0.49481in" draw:id="id7" draw:style-name="a7" draw:name="Freeform: Shape 9"><svg:title/><svg:desc/><text:list text:style-name="LFO5" text:continue-numbering="true"><text:list-item><text:list><text:list-item><text:p text:style-name="P20"><text:span text:style-name="T21">Remove duplicates from the combined data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2.72231in" svg:width="0.53287in" svg:height="0.76125in" draw:id="id8" draw:style-name="a8" draw:name="Freeform: Shape 10"><svg:title/><svg:desc/><text:p text:style-name="P22"><text:span text:style-name="T23">NULLS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2.72231in" svg:width="6.48852in" svg:height="0.49481in" draw:id="id9" draw:style-name="a9" draw:name="Freeform: Shape 11"><svg:title/><svg:desc/><text:list text:style-name="LFO6" text:continue-numbering="true"><text:list-item><text:list><text:list-item><text:p text:style-name="P24"><text:span text:style-name="T25">Check for Null<text:s/></text:span><text:span text:style-name="T26">values and Drop Null values from the merged data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3.40289in" svg:width="0.53287in" svg:height="0.76125in" draw:id="id10" draw:style-name="a10" draw:name="Freeform: Shape 12"><svg:title/><svg:desc/><text:p text:style-name="P27"><text:span text:style-name="T28">MATHEMETIC CALCULATION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3.40289in" svg:width="6.48852in" svg:height="0.49481in" draw:id="id11" draw:style-name="a11" draw:name="Freeform: Shape 13"><svg:title/><svg:desc/><text:list text:style-name="LFO7" text:continue-numbering="true"><text:list-item><text:list><text:list-item><text:p text:style-name="P29"><text:span text:style-name="T30">Calculate sum of amount for each store and for each week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4.08347in" svg:width="0.53287in" svg:height="0.76125in" draw:id="id12" draw:style-name="a12" draw:name="Freeform: Shape 14"><svg:title/><svg:desc/><text:p text:style-name="P31"><text:span text:style-name="T32">PLOT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4.08347in" svg:width="6.48852in" svg:height="0.49481in" draw:id="id13" draw:style-name="a13" draw:name="Freeform: Shape 15"><svg:title/><svg:desc/><text:list text:style-name="LFO8" text:continue-numbering="true"><text:list-item><text:list><text:list-item><text:p text:style-name="P33"><text:span text:style-name="T34">Pictorial representation of the output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4.76405in" svg:width="0.53287in" svg:height="0.76125in" draw:id="id14" draw:style-name="a14" draw:name="Freeform: Shape 16"><svg:title/><svg:desc/><text:p text:style-name="P35"><text:span text:style-name="T36">END</text:span></text:p><draw:enhanced-geometry draw:type="non-primitive" svg:viewBox="0 0 696082 487257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<draw:equation draw:name="f0" draw:formula="0"/><draw:equation draw:name="f1" draw:formula="696082"/><draw:equation draw:name="f2" draw:formula="487257"/><draw:equation draw:name="f3" draw:formula="696081"/><draw:equation draw:name="f4" draw:formula="316717"/><draw:equation draw:name="f5" draw:formula="348040"/><draw:equation draw:name="f6" draw:formula="1"/><draw:equation draw:name="f7" draw:formula="170540"/><draw:equation draw:name="f8" draw:formula="?f2 - ?f0"/><draw:equation draw:name="f9" draw:formula="?f1 - ?f0"/><draw:equation draw:name="f10" draw:formula="?f9 / 696082"/><draw:equation draw:name="f11" draw:formula="?f8 / 487257"/><draw:equation draw:name="f12" draw:formula="0 * ?f9"/><draw:equation draw:name="f13" draw:formula="0 * ?f8"/><draw:equation draw:name="f14" draw:formula="452454 * ?f9"/><draw:equation draw:name="f15" draw:formula="696082 * ?f9"/><draw:equation draw:name="f16" draw:formula="243629 * ?f8"/><draw:equation draw:name="f17" draw:formula="487257 * ?f8"/><draw:equation draw:name="f18" draw:formula="243629 * ?f9"/><draw:equation draw:name="f19" draw:formula="?f12 / 696082"/><draw:equation draw:name="f20" draw:formula="?f13 / 487257"/><draw:equation draw:name="f21" draw:formula="?f14 / 696082"/><draw:equation draw:name="f22" draw:formula="?f15 / 696082"/><draw:equation draw:name="f23" draw:formula="?f16 / 487257"/><draw:equation draw:name="f24" draw:formula="?f17 / 487257"/><draw:equation draw:name="f25" draw:formula="?f18 / 696082"/><draw:equation draw:name="f26" draw:formula="?f0 / ?f10"/><draw:equation draw:name="f27" draw:formula="?f1 / ?f10"/><draw:equation draw:name="f28" draw:formula="?f0 / ?f11"/><draw:equation draw:name="f29" draw:formula="?f2 / ?f11"/><draw:equation draw:name="f30" draw:formula="?f19 / ?f10"/><draw:equation draw:name="f31" draw:formula="?f20 / ?f11"/><draw:equation draw:name="f32" draw:formula="?f21 / ?f10"/><draw:equation draw:name="f33" draw:formula="?f22 / ?f10"/><draw:equation draw:name="f34" draw:formula="?f23 / ?f11"/><draw:equation draw:name="f35" draw:formula="?f24 / ?f11"/><draw:equation draw:name="f36" draw:formula="?f25 / ?f10"/></draw:enhanced-geometry></draw:custom-shape><draw:custom-shape svg:x="0.53287in" svg:y="4.76405in" svg:width="6.48852in" svg:height="0.49481in" draw:id="id15" draw:style-name="a15" draw:name="Freeform: Shape 17"><svg:title/><svg:desc/><text:list text:style-name="LFO9" text:continue-numbering="true"><text:list-item><text:list><text:list-item><text:p text:style-name="P37"><text:span text:style-name="T38">End the process</text:span></text:p></text:list-item></text:list></text:list-item></text:list><draw:enhanced-geometry draw:type="non-primitive" svg:viewBox="0 0 452453 593310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52453"/><draw:equation draw:name="f2" draw:formula="5933107"/><draw:equation draw:name="f3" draw:formula="988871"/><draw:equation draw:name="f4" draw:formula="4944236"/><draw:equation draw:name="f5" draw:formula="5490374"/><draw:equation draw:name="f6" draw:formula="449878"/><draw:equation draw:name="f7" draw:formula="5933100"/><draw:equation draw:name="f8" draw:formula="446702"/><draw:equation draw:name="f9" draw:formula="7"/><draw:equation draw:name="f10" draw:formula="442733"/><draw:equation draw:name="f11" draw:formula="?f2 - ?f0"/><draw:equation draw:name="f12" draw:formula="?f1 - ?f0"/><draw:equation draw:name="f13" draw:formula="?f12 / 452453"/><draw:equation draw:name="f14" draw:formula="?f11 / 5933107"/><draw:equation draw:name="f15" draw:formula="75410 * ?f12"/><draw:equation draw:name="f16" draw:formula="0 * ?f11"/><draw:equation draw:name="f17" draw:formula="377043 * ?f12"/><draw:equation draw:name="f18" draw:formula="452453 * ?f12"/><draw:equation draw:name="f19" draw:formula="75410 * ?f11"/><draw:equation draw:name="f20" draw:formula="5933107 * ?f11"/><draw:equation draw:name="f21" draw:formula="0 * ?f12"/><draw:equation draw:name="f22" draw:formula="?f15 / 452453"/><draw:equation draw:name="f23" draw:formula="?f16 / 5933107"/><draw:equation draw:name="f24" draw:formula="?f17 / 452453"/><draw:equation draw:name="f25" draw:formula="?f18 / 452453"/><draw:equation draw:name="f26" draw:formula="?f19 / 5933107"/><draw:equation draw:name="f27" draw:formula="?f20 / 5933107"/><draw:equation draw:name="f28" draw:formula="?f21 / 452453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2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3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4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5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6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7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8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text:list-style style:name="LFO9">
      <text:list-level-style-bullet text:level="1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2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3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4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5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6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7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8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  <text:list-level-style-bullet text:level="9" text:bullet-char="•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color="#70AD47" fo:letter-spacing="0.0069in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 fo:letter-spacing="0.0069in" fo:font-size="14pt" style:font-size-asian="14pt" style:font-size-complex="14pt" fo:background-color="#00FFFF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Header"><text:span text:style-name="T2"><text:tab/></text:span><text:span text:style-name="T3">FLOWCHART FOR DATA CLEANSING AND ENRICHMENT PROCES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ha Subbiah</meta:initial-creator>
    <dc:creator>Anitha Subbiah</dc:creator>
    <meta:creation-date>2022-08-04T20:58:00Z</meta:creation-date>
    <dc:date>2022-08-04T21:14:00Z</dc:date>
    <meta:template xlink:href="Normal" xlink:type="simple"/>
    <meta:editing-cycles>3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